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tent.xml" manifest:media-type="text/xml"/>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 svg:font-family="" style:font-family-generic="roman"/>
    <style:font-face style:name="FreeSans" svg:font-family="FreeSans" style:font-family-generic="swiss"/>
    <style:font-face style:name="Courier New" svg:font-family="'Courier New'" style:font-family-generic="modern" style:font-pitch="fixed"/>
    <style:font-face style:name="FreeSans2" svg:font-family="FreeSans" style:font-pitch="variable"/>
    <style:font-face style:name="Noto Sans CJK SC" svg:font-family="'Noto Sans CJK SC'" style:font-pitch="variable"/>
    <style:font-face style:name="0" svg:font-family="0"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29782" officeooo:paragraph-rsid="00129782"/>
    </style:style>
    <style:style style:name="P2" style:family="paragraph" style:parent-style-name="Heading_20_1">
      <style:text-properties officeooo:rsid="00150b26" officeooo:paragraph-rsid="00150b26"/>
    </style:style>
    <style:style style:name="P3" style:family="paragraph" style:parent-style-name="Standard">
      <style:text-properties officeooo:paragraph-rsid="00150b26"/>
    </style:style>
    <style:style style:name="P4"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4925in"/>
        </style:tab-stops>
      </style:paragraph-properties>
      <style:text-properties style:font-name="Courier New1" fo:font-size="12pt" style:font-size-asian="12pt"/>
    </style:style>
    <style:style style:name="P5"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4925in"/>
        </style:tab-stops>
      </style:paragraph-properties>
      <style:text-properties style:font-name="Courier New1" fo:font-size="12pt" officeooo:rsid="00171880" officeooo:paragraph-rsid="00171880" style:font-size-asian="12pt"/>
    </style:style>
    <style:style style:name="P6"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ext-properties style:font-name="Courier New" fo:font-size="12pt" style:font-name-asian="Courier New" style:font-size-asian="12pt" style:font-size-complex="12pt"/>
    </style:style>
    <style:style style:name="P7"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4925in"/>
        </style:tab-stops>
      </style:paragraph-properties>
      <style:text-properties style:font-name="Courier New" fo:font-size="12pt" style:font-name-asian="Courier New" style:font-size-asian="12pt" style:font-size-complex="12pt"/>
    </style:style>
    <style:style style:name="P8"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4925in"/>
        </style:tab-stops>
      </style:paragraph-properties>
      <style:text-properties style:font-name="Courier New" fo:font-size="12pt" officeooo:paragraph-rsid="00171880" style:font-name-asian="Courier New" style:font-size-asian="12pt" style:font-size-complex="12pt"/>
    </style:style>
    <style:style style:name="P9"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4925in"/>
        </style:tab-stops>
      </style:paragraph-properties>
      <style:text-properties style:font-name="Courier New" fo:font-size="12pt" officeooo:paragraph-rsid="001889c7" style:font-name-asian="Courier New" style:font-size-asian="12pt" style:font-size-complex="12pt"/>
    </style:style>
    <style:style style:name="P10" style:family="paragraph" style:parent-style-name="Text_20_body">
      <style:text-properties officeooo:rsid="00129782" officeooo:paragraph-rsid="00129782"/>
    </style:style>
    <style:style style:name="P11" style:family="paragraph" style:parent-style-name="Text_20_body">
      <style:text-properties officeooo:paragraph-rsid="00129782"/>
    </style:style>
    <style:style style:name="P12" style:family="paragraph" style:parent-style-name="Text_20_body">
      <style:text-properties officeooo:rsid="00134e16" officeooo:paragraph-rsid="00134e16"/>
    </style:style>
    <style:style style:name="P13" style:family="paragraph" style:parent-style-name="Text_20_body">
      <style:paragraph-properties fo:break-before="page"/>
      <style:text-properties officeooo:rsid="00134e16" officeooo:paragraph-rsid="00134e16"/>
    </style:style>
    <style:style style:name="P14" style:family="paragraph" style:parent-style-name="Title">
      <style:text-properties officeooo:rsid="00129782" officeooo:paragraph-rsid="00129782"/>
    </style:style>
    <style:style style:name="T1" style:family="text">
      <style:text-properties officeooo:rsid="00129782"/>
    </style:style>
    <style:style style:name="T2" style:family="text">
      <style:text-properties officeooo:rsid="00134e16"/>
    </style:style>
    <style:style style:name="T3" style:family="text">
      <style:text-properties officeooo:rsid="00150b26"/>
    </style:style>
    <style:style style:name="T4" style:family="text">
      <style:text-properties style:use-window-font-color="true" loext:opacity="0%" style:text-outline="false" style:text-line-through-style="none" style:text-line-through-type="none" style:font-name="Courier New1" fo:letter-spacing="normal" fo:font-style="normal" fo:text-shadow="none" style:text-underline-style="none" fo:font-weight="normal" officeooo:rsid="00171880" style:letter-kerning="true" style:font-style-asian="normal" style:font-weight-asian="normal" style:text-emphasize="none"/>
    </style:style>
    <style:style style:name="T5" style:family="text">
      <style:text-properties style:use-window-font-color="true" loext:opacity="0%" style:text-outline="false" style:text-line-through-style="none" style:text-line-through-type="none" style:font-name="Courier New1" fo:letter-spacing="normal" fo:font-style="normal" fo:text-shadow="none" style:text-underline-style="none" fo:font-weight="normal" officeooo:rsid="001889c7" style:letter-kerning="true" style:font-style-asian="normal" style:font-weight-asian="normal" style:text-emphasize="none"/>
    </style:style>
    <style:style style:name="T6" style:family="text">
      <style:text-properties style:use-window-font-color="true" loext:opacity="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 style:family="text">
      <style:text-properties style:use-window-font-color="true" loext:opacity="0%" style:text-outline="false" style:text-line-through-style="none" style:text-line-through-type="none" fo:letter-spacing="normal" fo:font-style="normal" fo:text-shadow="none" style:text-underline-style="none" fo:font-weight="normal" officeooo:rsid="00171880" style:letter-kerning="true" style:font-style-asian="normal" style:font-weight-asian="normal" style:text-emphasize="none"/>
    </style:style>
    <style:style style:name="T8" style:family="text">
      <style:text-properties style:use-window-font-color="true" loext:opacity="0%" style:text-outline="false" style:text-line-through-style="none" style:text-line-through-type="none" fo:letter-spacing="normal" fo:font-style="normal" fo:text-shadow="none" style:text-underline-style="none" fo:font-weight="normal" officeooo:rsid="001889c7" style:letter-kerning="true" style:font-style-asian="normal" style:font-weight-asian="normal" style:text-emphasize="none"/>
    </style:style>
    <style:style style:name="T9" style:family="text">
      <style:text-properties fo:font-style="normal" fo:font-weight="normal" style:font-style-asian="normal" style:font-weight-asian="normal"/>
    </style:style>
    <style:style style:name="T10" style:family="text">
      <style:text-properties officeooo:rsid="00171880"/>
    </style:style>
    <style:style style:name="T11" style:family="text">
      <style:text-properties style:font-name="Courier New" fo:font-size="12pt" fo:font-style="normal" fo:font-weight="normal" style:font-name-asian="Courier New" style:font-size-asian="12pt" style:font-style-asian="normal" style:font-weight-asian="normal" style:font-size-complex="12pt"/>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ocument Distance</text:p>
      <text:h text:style-name="P1" text:outline-level="1">Problem Definition</text:h>
      <text:p text:style-name="P11"><text:span text:style-name="T1">D</text:span>efine a document as a sequence of words (alphanumeric characters), removing all the punctuation and stuff from it all. If we have two such documents, how similar are they (how many words do they have overlapping)?</text:p>
      <text:h text:style-name="P1" text:outline-level="1">Solution</text:h>
      <text:p text:style-name="P11">Since we don't care about the order of the words in each document <draw:frame draw:style-name="fr1" draw:name="Object1" text:anchor-type="as-char" svg:y="-0.1484in" svg:width="0.2154in" svg:height="0.1839in" draw:z-index="0"><draw:object xlink:href="./Object 1" xlink:type="simple" xlink:show="embed" xlink:actuate="onLoad"/><draw:image xlink:href="./ObjectReplacements/Object 1" xlink:type="simple" xlink:show="embed" xlink:actuate="onLoad"/></draw:frame>, we can think of each document as a vector, with <draw:frame draw:style-name="fr1" draw:name="Object4" text:anchor-type="as-char" svg:y="-0.152in" svg:width="0.4752in" svg:height="0.2in" draw:z-index="3"><draw:object xlink:href="./Object 4" xlink:type="simple" xlink:show="embed" xlink:actuate="onLoad"/><draw:image xlink:href="./ObjectReplacements/Object 4" xlink:type="simple" xlink:show="embed" xlink:actuate="onLoad"/></draw:frame><text:s/>being the number of occurrences of the word <draw:frame draw:style-name="fr1" draw:name="Object2" text:anchor-type="as-char" svg:y="-0.1484in" svg:width="0.2016in" svg:height="0.1839in" draw:z-index="1"><draw:object xlink:href="./Object 2" xlink:type="simple" xlink:show="embed" xlink:actuate="onLoad"/><draw:image xlink:href="./ObjectReplacements/Object 2" xlink:type="simple" xlink:show="embed" xlink:actuate="onLoad"/></draw:frame><text:s/>in <draw:frame draw:style-name="fr1" draw:name="Object3" text:anchor-type="as-char" svg:y="-0.1484in" svg:width="0.2154in" svg:height="0.1839in" draw:z-index="2"><draw:object xlink:href="./Object 3" xlink:type="simple" xlink:show="embed" xlink:actuate="onLoad"/><draw:image xlink:href="./ObjectReplacements/Object 3" xlink:type="simple" xlink:show="embed" xlink:actuate="onLoad"/></draw:frame>. <text:span text:style-name="T1">We can then define distance as:</text:span></text:p>
      <text:p text:style-name="P11"><draw:frame draw:style-name="fr1" draw:name="Object5" text:anchor-type="as-char" svg:y="-0.1701in" svg:width="2.7429in" svg:height="0.339in" draw:z-index="4"><draw:object xlink:href="./Object 5" xlink:type="simple" xlink:show="embed" xlink:actuate="onLoad"/><draw:image xlink:href="./ObjectReplacements/Object 5" xlink:type="simple" xlink:show="embed" xlink:actuate="onLoad"/></draw:frame></text:p>
      <text:p text:style-name="P10">This does work as an okay start, but it does not scale well. This formula really counts the number of words we have in common, so despite two large documents having a high percentage of words in common, this formula would yield a very high value, because a small percentage of a large document is still a lot of words. So, we <text:span text:style-name="T2">need to clamp this to a fixed range using an alternate definition of the dot product, </text:span><text:span text:style-name="T2"><draw:frame draw:style-name="fr1" draw:name="Object7" text:anchor-type="as-char" svg:y="-0.152in" svg:width="1.6362in" svg:height="0.2134in" draw:z-index="6"><draw:object xlink:href="./Object 7" xlink:type="simple" xlink:show="embed" xlink:actuate="onLoad"/><draw:image xlink:href="./ObjectReplacements/Object 7" xlink:type="simple" xlink:show="embed" xlink:actuate="onLoad"/></draw:frame></text:span><text:span text:style-name="T2">. Defining</text:span>:</text:p>
      <text:p text:style-name="P10"><draw:frame draw:style-name="fr1" draw:name="Object6" text:anchor-type="as-char" svg:y="-0.2728in" svg:width="1.7957in" svg:height="0.4465in" draw:z-index="5"><draw:object xlink:href="./Object 6" xlink:type="simple" xlink:show="embed" xlink:actuate="onLoad"/><draw:image xlink:href="./ObjectReplacements/Object 6" xlink:type="simple" xlink:show="embed" xlink:actuate="onLoad"/></draw:frame></text:p>
      <text:p text:style-name="P12">We can see that for <draw:frame draw:style-name="fr1" draw:name="Object8" text:anchor-type="as-char" svg:y="-0.1571in" svg:width="0.7075in" svg:height="0.3063in" draw:z-index="7"><draw:object xlink:href="./Object 8" xlink:type="simple" xlink:show="embed" xlink:actuate="onLoad"/><draw:image xlink:href="./ObjectReplacements/Object 8" xlink:type="simple" xlink:show="embed" xlink:actuate="onLoad"/></draw:frame></text:p>
      <text:p text:style-name="P12"><draw:frame draw:style-name="fr1" draw:name="Object9" text:anchor-type="as-char" svg:y="-0.2957in" svg:width="1.5701in" svg:height="0.4925in" draw:z-index="8"><draw:object xlink:href="./Object 9" xlink:type="simple" xlink:show="embed" xlink:actuate="onLoad"/><draw:image xlink:href="./ObjectReplacements/Object 9" xlink:type="simple" xlink:show="embed" xlink:actuate="onLoad"/></draw:frame>, thus clamping it to a value. If <draw:frame draw:style-name="fr1" draw:name="Object10" text:anchor-type="as-char" svg:y="-0.1201in" svg:width="0.1665in" svg:height="0.1307in" draw:z-index="9"><draw:object xlink:href="./Object 10" xlink:type="simple" xlink:show="embed" xlink:actuate="onLoad"/><draw:image xlink:href="./ObjectReplacements/Object 10" xlink:type="simple" xlink:show="embed" xlink:actuate="onLoad"/></draw:frame>is zero, <text:span text:style-name="T3">both documents are exactly the same, and at the other end of the range, we have fully different documents.</text:span></text:p>
      <text:p text:style-name="P13"/>
      <text:h text:style-name="P2" text:outline-level="1">Algorithm</text:h>
      <text:p text:style-name="P3"><text:span text:style-name="T11">Document Distance:</text:span></text:p>
      <text:p text:style-name="P7"><text:span text:style-name="T6">/* </text:span></text:p>
      <text:p text:style-name="P7"><text:span text:style-name="T6"><text:s/>* 1. Split each document into words</text:span></text:p>
      <text:p text:style-name="P7"><text:span text:style-name="T6"><text:s/>* 2. Count word frequencies (document vectors)</text:span></text:p>
      <text:p text:style-name="P7"><text:span text:style-name="T6"><text:s/>* 3. Compute dot product</text:span></text:p>
      <text:p text:style-name="P7"><text:span text:style-name="T6"><text:s/>*/ </text:span></text:p>
      <text:p text:style-name="P7"/>
      <text:p text:style-name="P7"><text:span text:style-name="T6">def document_distance(doc1, doc2):</text:span></text:p>
      <text:p text:style-name="P7"><text:tab/><text:span text:style-name="T10">list1 = get_list_of_words(doc1)</text:span></text:p>
      <text:p text:style-name="P8"><text:tab/><text:span text:style-name="T10">list2 = get_list_of_words(doc2)</text:span></text:p>
      <text:p text:style-name="P8"/>
      <text:p text:style-name="P8"><text:tab/><text:span text:style-name="T10">d1 =</text:span> <text:span text:style-name="T6">count_frequencies</text:span><text:span text:style-name="T7">(list1)</text:span></text:p>
      <text:p text:style-name="P8"><text:span text:style-name="T7"><text:tab/>d2 = count_frequencies(list2)</text:span></text:p>
      <text:p text:style-name="P8"><text:span text:style-name="T7"/></text:p>
      <text:p text:style-name="P9"><text:span text:style-name="T7"><text:tab/></text:span><text:span text:style-name="T8">sum = </text:span><text:span text:style-name="T4">dot_product(d1, d2)</text:span></text:p>
      <text:p text:style-name="P9"><text:span text:style-name="T4"><text:tab/></text:span></text:p>
      <text:p text:style-name="P9"><text:span text:style-name="T4"><text:tab/></text:span><text:span text:style-name="T5">normalized = sum / (len(list1) * len(list2))</text:span></text:p>
      <text:p text:style-name="P9"><text:span text:style-name="T5"><text:tab/></text:span></text:p>
      <text:p text:style-name="P9"><text:span text:style-name="T5"><text:tab/>return normalized </text:span></text:p>
      <text:p text:style-name="P7"/>
      <text:p text:style-name="P7"><text:span text:style-name="T6">def get_list_of_words(doc):</text:span></text:p>
      <text:p text:style-name="P7"><text:tab/><text:span text:style-name="T6">start = 0</text:span></text:p>
      <text:p text:style-name="P7"><text:tab/><text:span text:style-name="T6">end = 1</text:span></text:p>
      <text:p text:style-name="P7"><text:tab/><text:span text:style-name="T6">A = ord(‘</text:span><text:span text:style-name="T7">A’)</text:span></text:p>
      <text:p text:style-name="P7"><text:tab/><text:span text:style-name="T6">Z = ord(‘</text:span><text:span text:style-name="T7">Z’)</text:span></text:p>
      <text:p text:style-name="P6"><text:tab/><text:span text:style-name="T6">a = ord(‘a’)</text:span></text:p>
      <text:p text:style-name="P6"><text:tab/><text:span text:style-name="T6">z = ord(‘z’)</text:span></text:p>
      <text:p text:style-name="P6"><text:tab/><text:span text:style-name="T6">zero = ord(‘0’)</text:span></text:p>
      <text:p text:style-name="P6"><text:tab/><text:span text:style-name="T6">nine = ord(‘9’)</text:span></text:p>
      <text:p text:style-name="P6"><text:tab/><text:span text:style-name="T6">space = ‘ ‘</text:span></text:p>
      <text:p text:style-name="P6"><text:tab/><text:span text:style-name="T6">word_list = []</text:span></text:p>
      <text:p text:style-name="P6"/>
      <text:p text:style-name="P8"><text:tab/><text:span text:style-name="T6">for c in doc:</text:span></text:p>
      <text:p text:style-name="P8"><text:span text:style-name="T6"><text:tab/><text:tab/></text:span><text:span text:style-name="T7">v</text:span><text:span text:style-name="T6">al = ord(c)</text:span></text:p>
      <text:p text:style-name="P7"><text:tab/><text:tab/><text:span text:style-name="T6">if A &lt; val &lt; Z or a &lt; val &lt; z or zero &lt; val &lt; nine:</text:span></text:p>
      <text:p text:style-name="P7"><text:tab/><text:tab/><text:tab/><text:span text:style-name="T6">end += 1</text:span></text:p>
      <text:p text:style-name="P7"><text:tab/><text:tab/><text:span text:style-name="T6">elif val == space:</text:span></text:p>
      <text:p text:style-name="P7"><text:tab/><text:tab/><text:tab/><text:span text:style-name="T6">word_list.append(doc[start:end])</text:span></text:p>
      <text:p text:style-name="P7"><text:tab/><text:tab/><text:tab/><text:span text:style-name="T6">start = end</text:span></text:p>
      <text:p text:style-name="P7"><text:tab/><text:tab/><text:tab/><text:span text:style-name="T6">end += 1</text:span></text:p>
      <text:p text:style-name="P7"><text:tab/><text:span text:style-name="T6">return word_list</text:span></text:p>
      <text:p text:style-name="P7"/>
      <text:p text:style-name="P7"><text:span text:style-name="T6">def count_frequencies(word_list):</text:span></text:p>
      <text:p text:style-name="P7"><text:tab/><text:span text:style-name="T6">count = {}</text:span></text:p>
      <text:p text:style-name="P7"><text:tab/></text:p>
      <text:p text:style-name="P7"><text:soft-page-break/><text:tab/><text:span text:style-name="T6">for word in word_list:</text:span></text:p>
      <text:p text:style-name="P7"><text:tab/><text:tab/><text:span text:style-name="T6">if word in count:</text:span></text:p>
      <text:p text:style-name="P7"><text:tab/><text:tab/><text:tab/><text:span text:style-name="T6">count[word] += 1</text:span></text:p>
      <text:p text:style-name="P7"><text:tab/><text:tab/><text:span text:style-name="T6">else:</text:span></text:p>
      <text:p text:style-name="P7"><text:tab/><text:tab/><text:tab/><text:span text:style-name="T6">count[word] = 1</text:span></text:p>
      <text:p text:style-name="P7"/>
      <text:p text:style-name="P7"><text:tab/><text:span text:style-name="T6">return count</text:span></text:p>
      <text:p text:style-name="P4"/>
      <text:p text:style-name="P5">def dot_product(d1, d2):</text:p>
      <text:p text:style-name="P5"><text:tab/>sum = 0</text:p>
      <text:p text:style-name="P5"><text:tab/>for key in d1:</text:p>
      <text:p text:style-name="P5"><text:tab/><text:tab/>if key in d2:</text:p>
      <text:p text:style-name="P5"><text:tab/><text:tab/><text:tab/>sum += d1[key] * d2[key]</text:p>
      <text:p text:style-name="P5"><text:tab/></text:p>
      <text:p text:style-name="P5"><text:tab/>return sum</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 svg:font-family="" style:font-family-generic="roman"/>
    <style:font-face style:name="FreeSans" svg:font-family="FreeSans" style:font-family-generic="swiss"/>
    <style:font-face style:name="Courier New" svg:font-family="'Courier New'" style:font-family-generic="modern" style:font-pitch="fixed"/>
    <style:font-face style:name="FreeSans2" svg:font-family="FreeSans" style:font-pitch="variable"/>
    <style:font-face style:name="Noto Sans CJK SC" svg:font-family="'Noto Sans CJK SC'" style:font-pitch="variable"/>
    <style:font-face style:name="0" svg:font-family="0"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6-01T16:17:02.808156423</meta:creation-date>
    <dc:date>2021-06-01T17:20:09.625862953</dc:date>
    <meta:editing-duration>PT5M10S</meta:editing-duration>
    <meta:editing-cycles>1</meta:editing-cycles>
    <meta:generator>LibreOffice/7.1.3.2$Linux_X86_64 LibreOffice_project/12a8e3cbd24a3757385a302d290655d4f3c7ebf1</meta:generator>
    <meta:document-statistic meta:table-count="0" meta:image-count="0" meta:object-count="10" meta:page-count="3" meta:paragraph-count="63" meta:word-count="364" meta:character-count="2029" meta:non-whitespace-character-count="1650"/>
  </office:meta>
</office:document-meta>
</file>

<file path=Object 1/content.xml><?xml version="1.0" encoding="utf-8"?>
<math xmlns="http://www.w3.org/1998/Math/MathML" display="block">
  <semantics>
    <mi>D</mi>
    <annotation encoding="StarMath 5.0">D</annotation>
  </semantics>
</math>
</file>

<file path=Object 10/content.xml><?xml version="1.0" encoding="utf-8"?>
<math xmlns="http://www.w3.org/1998/Math/MathML" display="block">
  <semantics>
    <mi>θ</mi>
    <annotation encoding="StarMath 5.0">%theta</annotation>
  </semantics>
</math>
</file>

<file path=Object 2/content.xml><?xml version="1.0" encoding="utf-8"?>
<math xmlns="http://www.w3.org/1998/Math/MathML" display="block">
  <semantics>
    <mi>w</mi>
    <annotation encoding="StarMath 5.0">w</annotation>
  </semantics>
</math>
</file>

<file path=Object 3/content.xml><?xml version="1.0" encoding="utf-8"?>
<math xmlns="http://www.w3.org/1998/Math/MathML" display="block">
  <semantics>
    <mi>D</mi>
    <annotation encoding="StarMath 5.0">D</annotation>
  </semantics>
</math>
</file>

<file path=Object 4/content.xml><?xml version="1.0" encoding="utf-8"?>
<math xmlns="http://www.w3.org/1998/Math/MathML" display="block">
  <semantics>
    <mrow>
      <mi>D</mi>
      <mrow>
        <mo fence="true" form="prefix" stretchy="false">(</mo>
        <mrow>
          <mi>w</mi>
        </mrow>
        <mo fence="true" form="postfix" stretchy="false">)</mo>
      </mrow>
    </mrow>
    <annotation encoding="StarMath 5.0">D(w)</annotation>
  </semantics>
</math>
</file>

<file path=Object 5/content.xml><?xml version="1.0" encoding="utf-8"?>
<math xmlns="http://www.w3.org/1998/Math/MathML" display="block">
  <semantics>
    <mrow>
      <mi>d</mi>
      <mi>'</mi>
      <mrow>
        <mrow>
          <mo fence="true" form="prefix" stretchy="false">(</mo>
          <mrow>
            <mrow>
              <msub>
                <mi>D</mi>
                <mn>1</mn>
              </msub>
              <mi>,</mi>
              <msub>
                <mi>D</mi>
                <mn>2</mn>
              </msub>
            </mrow>
          </mrow>
          <mo fence="true" form="postfix" stretchy="false">)</mo>
        </mrow>
        <mo stretchy="false">=</mo>
        <mrow>
          <msub>
            <mi>D</mi>
            <mn>1</mn>
          </msub>
          <mo stretchy="false">⋅</mo>
          <msub>
            <mi>D</mi>
            <mn>2</mn>
          </msub>
        </mrow>
        <mo stretchy="false">=</mo>
        <mrow>
          <munder>
            <mo stretchy="false">∑</mo>
            <mi>W</mi>
          </munder>
          <msub>
            <mi>D</mi>
            <mn>1</mn>
          </msub>
        </mrow>
      </mrow>
      <mrow>
        <mrow>
          <mo fence="true" form="prefix" stretchy="false">[</mo>
          <mrow>
            <mi>W</mi>
          </mrow>
          <mo fence="true" form="postfix" stretchy="false">]</mo>
        </mrow>
        <mo stretchy="false">⋅</mo>
        <msub>
          <mi>D</mi>
          <mn>2</mn>
        </msub>
      </mrow>
      <mrow>
        <mo fence="true" form="prefix" stretchy="false">[</mo>
        <mrow>
          <mi>W</mi>
        </mrow>
        <mo fence="true" form="postfix" stretchy="false">]</mo>
      </mrow>
    </mrow>
    <annotation encoding="StarMath 5.0">d'( D_1, D_2 )=D_1 cdot D_2 = sum from W D_1[W] cdot D_2[ W ]</annotation>
  </semantics>
</math>
</file>

<file path=Object 6/content.xml><?xml version="1.0" encoding="utf-8"?>
<math xmlns="http://www.w3.org/1998/Math/MathML" display="block">
  <semantics>
    <mrow>
      <mi>d</mi>
      <mi>'</mi>
      <mi>'</mi>
      <mrow>
        <mrow>
          <mo fence="true" form="prefix" stretchy="false">(</mo>
          <mrow>
            <mrow>
              <msub>
                <mi>D</mi>
                <mn>1</mn>
              </msub>
              <mi>,</mi>
              <msub>
                <mi>D</mi>
                <mn>2</mn>
              </msub>
            </mrow>
          </mrow>
          <mo fence="true" form="postfix" stretchy="false">)</mo>
        </mrow>
        <mo stretchy="false">=</mo>
        <mfrac>
          <mrow>
            <mi>d</mi>
            <mi>'</mi>
            <mrow>
              <mo fence="true" form="prefix" stretchy="false">(</mo>
              <mrow>
                <mrow>
                  <msub>
                    <mi>D</mi>
                    <mn>1</mn>
                  </msub>
                  <mi>,</mi>
                  <msub>
                    <mi>D</mi>
                    <mn>2</mn>
                  </msub>
                </mrow>
              </mrow>
              <mo fence="true" form="postfix" stretchy="false">)</mo>
            </mrow>
          </mrow>
          <mrow>
            <mrow>
              <mo fence="true" form="prefix" stretchy="false">|</mo>
              <mrow>
                <msub>
                  <mi>D</mi>
                  <mn>1</mn>
                </msub>
              </mrow>
              <mo fence="true" form="postfix" stretchy="false">|</mo>
            </mrow>
            <mo stretchy="false">⋅</mo>
            <mrow>
              <mo fence="true" form="prefix" stretchy="false">|</mo>
              <mrow>
                <msub>
                  <mi>D</mi>
                  <mn>2</mn>
                </msub>
              </mrow>
              <mo fence="true" form="postfix" stretchy="false">|</mo>
            </mrow>
          </mrow>
        </mfrac>
      </mrow>
    </mrow>
    <annotation encoding="StarMath 5.0">d''( D_1, D_2 ) = { d'(D_1,D_2) } over {lline D_1 rline cdot lline D_2 rline}</annotation>
  </semantics>
</math>
</file>

<file path=Object 7/content.xml><?xml version="1.0" encoding="utf-8"?>
<math xmlns="http://www.w3.org/1998/Math/MathML" display="block">
  <semantics>
    <mrow>
      <mrow>
        <mrow>
          <msub>
            <mi>D</mi>
            <mn>1</mn>
          </msub>
          <mo stretchy="false">⋅</mo>
          <msub>
            <mi>D</mi>
            <mn>2</mn>
          </msub>
        </mrow>
        <mo stretchy="false">=</mo>
        <mrow>
          <mo fence="true" form="prefix" stretchy="false">|</mo>
          <mrow>
            <msub>
              <mi>D</mi>
              <mn>1</mn>
            </msub>
          </mrow>
          <mo fence="true" form="postfix" stretchy="false">|</mo>
        </mrow>
      </mrow>
      <mrow>
        <mo fence="true" form="prefix" stretchy="false">|</mo>
        <mrow>
          <msub>
            <mi>D</mi>
            <mn>2</mn>
          </msub>
        </mrow>
        <mo fence="true" form="postfix" stretchy="false">|</mo>
      </mrow>
      <mi>cos</mi>
      <mrow>
        <mo fence="true" form="prefix" stretchy="false">(</mo>
        <mrow>
          <mi>θ</mi>
        </mrow>
        <mo fence="true" form="postfix" stretchy="false">)</mo>
      </mrow>
    </mrow>
    <annotation encoding="StarMath 5.0">D_1 cdot D_2 = lline D_1 rline lline D_2 rline cos( %theta )</annotation>
  </semantics>
</math>
</file>

<file path=Object 8/content.xml><?xml version="1.0" encoding="utf-8"?>
<math xmlns="http://www.w3.org/1998/Math/MathML" display="block">
  <semantics>
    <mrow>
      <mi>θ</mi>
      <mo stretchy="false">∈</mo>
      <mrow>
        <mo fence="true" form="prefix" stretchy="false">[</mo>
        <mrow>
          <mrow>
            <mn>0</mn>
            <mi>,</mi>
            <mfrac>
              <mi>π</mi>
              <mn>2</mn>
            </mfrac>
          </mrow>
        </mrow>
        <mo fence="true" form="postfix" stretchy="false">]</mo>
      </mrow>
    </mrow>
    <annotation encoding="StarMath 5.0">%theta in [ 0, %pi over 2]</annotation>
  </semantics>
</math>
</file>

<file path=Object 9/content.xml><?xml version="1.0" encoding="utf-8"?>
<math xmlns="http://www.w3.org/1998/Math/MathML" display="block">
  <semantics>
    <mrow>
      <mrow>
        <mi>θ</mi>
        <mo stretchy="false">=</mo>
        <msup>
          <mi>cos</mi>
          <mrow>
            <mo stretchy="false">−</mo>
            <mn>1</mn>
          </mrow>
        </msup>
      </mrow>
      <mrow>
        <mo fence="true" form="prefix" stretchy="true">(</mo>
        <mrow>
          <mfrac>
            <mrow>
              <mi>d</mi>
              <mi>'</mi>
              <mrow>
                <mo fence="true" form="prefix" stretchy="false">(</mo>
                <mrow>
                  <mrow>
                    <msub>
                      <mi>D</mi>
                      <mn>1</mn>
                    </msub>
                    <mi>,</mi>
                    <msub>
                      <mi>D</mi>
                      <mn>2</mn>
                    </msub>
                  </mrow>
                </mrow>
                <mo fence="true" form="postfix" stretchy="false">)</mo>
              </mrow>
            </mrow>
            <mrow>
              <mrow>
                <mo fence="true" form="prefix" stretchy="false">|</mo>
                <mrow>
                  <msub>
                    <mi>D</mi>
                    <mn>1</mn>
                  </msub>
                </mrow>
                <mo fence="true" form="postfix" stretchy="false">|</mo>
              </mrow>
              <mo stretchy="false">⋅</mo>
              <mrow>
                <mo fence="true" form="prefix" stretchy="false">|</mo>
                <mrow>
                  <msub>
                    <mi>D</mi>
                    <mn>2</mn>
                  </msub>
                </mrow>
                <mo fence="true" form="postfix" stretchy="false">|</mo>
              </mrow>
            </mrow>
          </mfrac>
        </mrow>
        <mo fence="true" form="postfix" stretchy="true">)</mo>
      </mrow>
    </mrow>
    <annotation encoding="StarMath 5.0">%theta = cos^-1 left( { d'(D_1,D_2) } over {lline D_1 rline cdot lline D_2 rline}right )</annotation>
  </semantics>
</math>
</file>